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Menlo, Monaco, Courier, monospace"/>
    <style:font-face style:name="Droid Sans Mono" svg:font-family="'Droid Sans Mono', monospace"/>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padding="0.0291in" fo:border-left="none" fo:border-right="none" fo:border-top="none" fo:border-bottom="0.0138in solid #000000" style:join-border="false"/>
    </style:style>
    <style:style style:name="P4" style:family="paragraph" style:parent-style-name="Standard">
      <style:text-properties fo:font-weight="bold" style:font-weight-asian="bold" style:font-weight-complex="bold"/>
    </style:style>
    <style:style style:name="P5" style:family="paragraph" style:parent-style-name="Standard" style:list-style-name="L1">
      <style:text-properties fo:font-weight="bold" style:font-weight-asian="bold" style:font-weight-complex="bold"/>
    </style:style>
    <style:style style:name="P6" style:family="paragraph" style:parent-style-name="Standard" style:list-style-name="L2">
      <style:text-properties fo:font-weight="bold" style:font-weight-asian="bold" style:font-weight-complex="bold"/>
    </style:style>
    <style:style style:name="P7" style:family="paragraph" style:parent-style-name="Standard" style:list-style-name="L3">
      <style:text-properties fo:font-weight="bold" style:font-weight-asian="bold" style:font-weight-complex="bold"/>
    </style:style>
    <style:style style:name="P8" style:family="paragraph" style:parent-style-name="Standard" style:list-style-name="L4">
      <style:text-properties fo:font-weight="bold" style:font-weight-asian="bold" style:font-weight-complex="bold"/>
    </style:style>
    <style:style style:name="P9" style:family="paragraph" style:parent-style-name="Standard" style:list-style-name="L5">
      <style:text-properties fo:font-weight="bold" style:font-weight-asian="bold" style:font-weight-complex="bold"/>
    </style:style>
    <style:style style:name="P10" style:family="paragraph" style:parent-style-name="Standard" style:list-style-name="L6">
      <style:text-properties fo:font-weight="bold" style:font-weight-asian="bold" style:font-weight-complex="bold"/>
    </style:style>
    <style:style style:name="P11" style:family="paragraph" style:parent-style-name="Standard" style:list-style-name="L7">
      <style:text-properties fo:font-weight="bold" style:font-weight-asian="bold" style:font-weight-complex="bold"/>
    </style:style>
    <style:style style:name="P12" style:family="paragraph" style:parent-style-name="Standard" style:list-style-name="L9">
      <style:text-properties fo:font-weight="bold" style:font-weight-asian="bold" style:font-weight-complex="bold"/>
    </style:style>
    <style:style style:name="P13" style:family="paragraph" style:parent-style-name="Standard" style:list-style-name="L12">
      <style:text-properties fo:font-weight="bold" style:font-weight-asian="bold" style:font-weight-complex="bold"/>
    </style:style>
    <style:style style:name="P14" style:family="paragraph" style:parent-style-name="Standard" style:list-style-name="L13">
      <style:text-properties fo:font-weight="bold" style:font-weight-asian="bold" style:font-weight-complex="bold"/>
    </style:style>
    <style:style style:name="P15" style:family="paragraph" style:parent-style-name="Standard" style:list-style-name="L2"/>
    <style:style style:name="P16" style:family="paragraph" style:parent-style-name="Standard" style:list-style-name="L4"/>
    <style:style style:name="P17" style:family="paragraph" style:parent-style-name="Standard" style:list-style-name="L7"/>
    <style:style style:name="P18" style:family="paragraph" style:parent-style-name="Standard">
      <style:text-properties fo:font-weight="normal" style:font-weight-asian="normal" style:font-weight-complex="normal"/>
    </style:style>
    <style:style style:name="P19" style:family="paragraph" style:parent-style-name="Standard" style:list-style-name="L7">
      <style:text-properties fo:font-weight="normal" style:font-weight-asian="normal" style:font-weight-complex="normal"/>
    </style:style>
    <style:style style:name="P20" style:family="paragraph" style:parent-style-name="Standard" style:list-style-name="L8">
      <style:text-properties fo:font-weight="normal" style:font-weight-asian="normal" style:font-weight-complex="normal"/>
    </style:style>
    <style:style style:name="P21" style:family="paragraph" style:parent-style-name="Standard" style:list-style-name="L10">
      <style:text-properties fo:font-weight="normal" style:font-weight-asian="normal" style:font-weight-complex="normal"/>
    </style:style>
    <style:style style:name="P22" style:family="paragraph" style:parent-style-name="Standard">
      <style:text-properties fo:font-weight="normal" fo:background-color="#ffff00" style:font-weight-asian="normal" style:font-weight-complex="normal"/>
    </style:style>
    <style:style style:name="P23" style:family="paragraph" style:parent-style-name="Standard" style:list-style-name="L11">
      <style:text-properties fo:font-weight="normal" fo:background-color="#ffff00" style:font-weight-asian="normal" style:font-weight-complex="normal"/>
    </style:style>
    <style:style style:name="P24" style:family="paragraph" style:parent-style-name="Standard">
      <style:paragraph-properties fo:padding="0.0291in" fo:border-left="none" fo:border-right="none" fo:border-top="none" fo:border-bottom="0.0138in solid #000000" style:join-border="false"/>
      <style:text-properties fo:font-weight="normal" style:font-weight-asian="normal" style:font-weight-complex="normal"/>
    </style:style>
    <style:style style:name="T1" style:family="text">
      <style:text-properties fo:font-variant="normal" fo:text-transform="none" fo:color="#0000ff" style:font-name="Droid Sans Mono" fo:font-size="9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666600" style:font-name="Droid Sans Mono" fo:font-size="9pt" fo:letter-spacing="normal" fo:font-style="normal" fo:font-weight="normal"/>
    </style:style>
    <style:style style:name="T4" style:family="text">
      <style:text-properties fo:font-variant="normal" fo:text-transform="none" fo:color="#ff0000" style:text-line-through-style="none" style:font-name="Droid Sans Mono" fo:font-size="9pt" fo:letter-spacing="normal" fo:font-style="normal" style:text-underline-style="none" fo:font-weight="normal" style:text-blinking="false"/>
    </style:style>
    <style:style style:name="T5" style:family="text">
      <style:text-properties fo:font-variant="normal" fo:text-transform="none" fo:color="#880000" style:font-name="Droid Sans Mono" fo:font-size="9pt" fo:letter-spacing="normal" fo:font-style="normal" fo:font-weight="normal"/>
    </style:style>
    <style:style style:name="T6" style:family="text">
      <style:text-properties fo:font-variant="normal" fo:text-transform="none" fo:color="#333333" style:font-name="Consolas" fo:font-size="12pt" fo:letter-spacing="normal" fo:font-style="normal"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style:list-level-properties>
      </text:list-level-style-number>
      <text:list-level-style-number text:level="3" text:style-name="Numbering_20_Symbols" style:num-suffix="." style:num-format="1" text:start-value="9">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5"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7"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8"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9"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style:list-level-properties>
      </text:list-level-style-number>
      <text:list-level-style-number text:level="2"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text:start-value="6">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fo:text-indent="-0.2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2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in" fo:text-indent="-0.2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5in" fo:text-indent="-0.25in" fo:margin-left="1.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in" fo:text-indent="-0.25in" fo:margin-left="2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42269771182607942" text:style-name="L1">
        <text:list-item>
          <text:p text:style-name="P5">Setting Up AngularJs</text:p>
        </text:list-item>
      </text:list>
      <text:p text:style-name="Standard"/>
      <text:p text:style-name="Standard"><text:tab/>A. Make sure you have angular command line interface (cli) insalled globally</text:p>
      <text:p text:style-name="Standard"><text:tab/><text:tab/>npm install -g @angular/cli</text:p>
      <text:p text:style-name="Standard"><text:tab/>B. ng new my-app</text:p>
      <text:p text:style-name="Standard"><text:tab/>C. cd my-app</text:p>
      <text:p text:style-name="Standard"><text:tab/>D. ng serve –opencd </text:p>
      <text:p text:style-name="Standard"/>
      <text:list xml:id="list6563401652330228411" text:style-name="L2">
        <text:list-item>
          <text:list>
            <text:list-item>
              <text:p text:style-name="P6">Folder Structure of AngularJs – Applies to SRC Folder</text:p>
              <text:p text:style-name="P15"/>
              <text:p text:style-name="P15">A. app/app.component – is the root component</text:p>
              <text:p text:style-name="P15">B. app/app.module.ts – tells Angular how to assemble the application</text:p>
              <text:p text:style-name="P15">C. assets/* -- is where <text:s/>you store images</text:p>
              <text:p text:style-name="P15">D. environments/* -- destination environments</text:p>
              <text:p text:style-name="P15">E. favicon.ico – used to icons</text:p>
              <text:p text:style-name="P15">G. index.html – man file served to client</text:p>
              <text:p text:style-name="P15">H. main.ts – main entry point into app</text:p>
              <text:p text:style-name="P15">I. styles.css – global styles go here</text:p>
            </text:list-item>
          </text:list>
        </text:list-item>
      </text:list>
      <text:p text:style-name="Standard"/>
      <text:list xml:id="list4126519412148501970" text:style-name="L3">
        <text:list-item>
          <text:list>
            <text:list-item>
              <text:p text:style-name="P7">Routing &amp; Navigation</text:p>
            </text:list-item>
          </text:list>
        </text:list-item>
      </text:list>
      <text:p text:style-name="Standard"><text:tab/></text:p>
      <text:p text:style-name="Standard"><text:tab/>A. &lt;base href="/"&gt; goes in index.html file</text:p>
      <text:p text:style-name="Standard"><text:tab/>B. <text:span text:style-name="T1">import</text:span><text:span text:style-name="T2"> </text:span><text:span text:style-name="T3">{</text:span><text:span text:style-name="T2"> </text:span><text:a xlink:type="simple" xlink:href="https://angular.io/api/router/RouterModule" text:style-name="Internet_20_link" text:visited-style-name="Visited_20_Internet_20_Link"><text:span text:style-name="T4">RouterModule</text:span></text:a><text:span text:style-name="T3">,</text:span><text:span text:style-name="T2"> </text:span><text:a xlink:type="simple" xlink:href="https://angular.io/api/router/Routes" text:style-name="Internet_20_link" text:visited-style-name="Visited_20_Internet_20_Link"><text:span text:style-name="T4">Routes</text:span></text:a><text:span text:style-name="T2"> </text:span><text:span text:style-name="T3">}</text:span><text:span text:style-name="T2"> </text:span><text:span text:style-name="T1">from</text:span><text:span text:style-name="T2"> </text:span><text:span text:style-name="T5">'@angular/router'</text:span><text:span text:style-name="T3">;</text:span> app.module.ts file</text:p>
      <text:p text:style-name="Standard"><text:tab/>C. declare the routes in app.module.ts file</text:p>
      <text:p text:style-name="Standard"><text:tab/>D. create the components see 4B</text:p>
      <text:p text:style-name="Standard"><text:tab/>E. data property is used to store arbitrary data associated with a specific router, you can use <text:tab/><text:tab/>it for breadcrumb text, read-only, static data</text:p>
      <text:p text:style-name="Standard"><text:tab/><text:span text:style-name="T8">NOTE</text:span>: Router order matters!! More specific routes should be placed above less specific<text:tab/> routes. Static paths first, then empty path, then wildcard route </text:p>
      <text:p text:style-name="Standard"><text:tab/>F. In the index.html file you place the tag &lt;router-outlet&gt;&lt;/router-outlet&gt;</text:p>
      <text:p text:style-name="Standard"><text:tab/>G. Then in the app.component.html file you place in the other components</text:p>
      <text:p text:style-name="Standard"><text:tab/></text:p>
      <text:list xml:id="list7447554463280271577" text:style-name="L4">
        <text:list-item>
          <text:list>
            <text:list-item>
              <text:p text:style-name="P8">Angular CLI</text:p>
            </text:list-item>
          </text:list>
        </text:list-item>
      </text:list>
      <text:p text:style-name="Standard"><text:tab/></text:p>
      <text:p text:style-name="Standard"><text:tab/>A. Angular CLI -- <text:a xlink:type="simple" xlink:href="https://github.com/angular/angular-cli/wiki" text:style-name="Internet_20_link" text:visited-style-name="Visited_20_Internet_20_Link">https://github.com/angular/angular-cli/wiki</text:a></text:p>
      <text:p text:style-name="Standard"><text:tab/>B. To generate a new component – ng generate component [name] </text:p>
      <text:list xml:id="list35557842" text:continue-numbering="true" text:style-name="L4">
        <text:list-item>
          <text:list>
            <text:list-header>
              <text:p text:style-name="P16">C. To generate a new service – ng generate service [name]</text:p>
            </text:list-header>
          </text:list>
        </text:list-item>
      </text:list>
      <text:p text:style-name="Standard"><text:s/></text:p>
      <text:list xml:id="list4333910904315162110" text:style-name="L5">
        <text:list-item>
          <text:list>
            <text:list-item>
              <text:p text:style-name="P9">Converting current project to SASS</text:p>
            </text:list-item>
          </text:list>
        </text:list-item>
      </text:list>
      <text:p text:style-name="Standard"><text:s text:c="8"/></text:p>
      <text:p text:style-name="Standard"><text:tab/>A. npm install node-sass --save-dev</text:p>
      <text:p text:style-name="Standard"><text:tab/>B. In the SRC file open a command line window and type in ng set defaults.styleExt scss</text:p>
      <text:p text:style-name="Standard"><text:tab/>C. npm install npm-run-all --save-dev</text:p>
      <text:p text:style-name="Standard"><text:tab/>D. in package.json file under scripts "compile:sass": "node-sass src/sass/main.scss <text:tab/><text:tab/><text:tab/>src/styles.css -w"</text:p>
      <text:p text:style-name="Standard"><text:tab/><text:tab/>and change "ng": "ng serve"</text:p>
      <text:p text:style-name="Standard"><text:tab/><text:tab/>and then have "start": "npm-run-all --parallel ng compile:sass"</text:p>
      <text:p text:style-name="Standard"/>
      <text:p text:style-name="Standard"/>
      <text:p text:style-name="Standard"/>
      <text:p text:style-name="Standard"/>
      <text:p text:style-name="Standard"/>
      <text:p text:style-name="Standard"><text:soft-page-break/><text:s text:c="5"/><text:span text:style-name="T8">6. <text:s/>7-1 Css Architecture with SASS</text:span></text:p>
      <text:p text:style-name="Standard"><text:tab/></text:p>
      <text:p text:style-name="Standard"><text:tab/>A. Components folder – building block that are reusable and independent everywhere</text:p>
      <text:p text:style-name="Standard"><text:tab/>B. Layout folder – elements that contain everything together </text:p>
      <text:p text:style-name="Standard"><text:tab/>C. Pages – contains systles that just apply to a certain page</text:p>
      <text:p text:style-name="Standard"><text:tab/>D. _Base is the base of your site</text:p>
      <text:p text:style-name="Standard"/>
      <text:p text:style-name="Standard"/>
      <text:p text:style-name="P3"/>
      <text:p text:style-name="Standard"/>
      <text:p text:style-name="Standard"><text:s text:c="5"/><text:span text:style-name="T8">7. Reactive approach for creating a FORM</text:span></text:p>
      <text:p text:style-name="Standard"/>
      <text:p text:style-name="Standard"><text:tab/>Allows for explicit management of data flowing between a non-UI data model and UI-<text:tab/><text:tab/>oriented form model. A form control tree is created, allowing you to have access to all <text:tab/>controls and descendants. </text:p>
      <text:p text:style-name="Standard"/>
      <text:p text:style-name="Standard"><text:tab/>Allows immediate access to both the data model and the form control structure. </text:p>
      <text:p text:style-name="Standard"/>
      <text:p text:style-name="Standard"/>
      <text:p text:style-name="Standard"><text:s text:c="6"/><text:span text:style-name="T8">7. Problems faced</text:span></text:p>
      <text:p text:style-name="P1"><text:tab/></text:p>
      <text:p text:style-name="Standard"><text:span text:style-name="T8"><text:tab/></text:span><text:span text:style-name="T7">A. Duplication of nav bar, had to use pathMatch: full in the appRoutes array, if missing will <text:tab/><text:tab/>casuse duplication of html doc</text:span></text:p>
      <text:p text:style-name="P2"><text:s text:c="6"/></text:p>
      <text:p text:style-name="Standard"><text:span text:style-name="T7"><text:s text:c="5"/></text:span><text:span text:style-name="T8">8. Terms</text:span><text:span text:style-name="T7"> <text:s/></text:span></text:p>
      <text:p text:style-name="P2"><text:tab/></text:p>
      <text:p text:style-name="Standard"><text:span text:style-name="T7"><text:tab/></text:span><text:span text:style-name="T8">A. Cross Origin Resource Sharing</text:span></text:p>
      <text:p text:style-name="P2"><text:tab/><text:tab/></text:p>
      <text:p text:style-name="P2"><text:tab/><text:tab/>requesting resources from a different domain, protocal, or port than where the <text:tab/><text:tab/><text:tab/><text:tab/>document originates. </text:p>
      <text:p text:style-name="P2"/>
      <text:p text:style-name="P2">You use HTTP headers to describe set of origins that information is allowed to be retrieved. Browser "preflight" the request with an HTTP OPTIONS request method, once the server approves sends the actual HTTP request method.</text:p>
      <text:p text:style-name="P2"/>
      <text:p text:style-name="P2">Simple Requests – GET, HEAD, POST</text:p>
      <text:p text:style-name="P2"><text:tab/>broswer needs the origin</text:p>
      <text:p text:style-name="P2"><text:tab/>server needs the Access-Control-Allow-Origin set (domains that can access the site)</text:p>
      <text:p text:style-name="P2"/>
      <text:p text:style-name="P2">Preflighted Requests – PUT, DELETE, CONNECT, OPTIONS, TRACE, PATH</text:p>
      <text:p text:style-name="P2"><text:tab/>HTTP request is sent using the OPTIONS method. </text:p>
      <text:p text:style-name="P2"/>
      <text:p text:style-name="P2"/>
      <text:p text:style-name="P2"><text:tab/><text:tab/>user-agent is the browser</text:p>
      <text:p text:style-name="P2"/>
      <text:list xml:id="list6348113980637832029" text:style-name="L6">
        <text:list-item>
          <text:list>
            <text:list-item>
              <text:list>
                <text:list-item>
                  <text:p text:style-name="P10">AWS Cognito</text:p>
                </text:list-item>
              </text:list>
            </text:list-item>
          </text:list>
        </text:list-item>
      </text:list>
      <text:p text:style-name="P1"/>
      <text:p text:style-name="P2"><text:span text:style-name="T8"><text:tab/></text:span><text:span text:style-name="T9">User pools are users that sign in using a username and password stored natively</text:span></text:p>
      <text:p text:style-name="P2"><text:span text:style-name="T9"><text:tab/>Federated users are users that login in through a third party like google or facebook</text:span><text:tab/></text:p>
      <text:p text:style-name="P1"/>
      <text:p text:style-name="P1"/>
      <text:p text:style-name="P1"/>
      <text:p text:style-name="P1"><text:soft-page-break/>10. Facebook Login</text:p>
      <text:p text:style-name="P1"/>
      <text:list xml:id="list5601626539879490947" text:style-name="L7">
        <text:list-item>
          <text:list>
            <text:list-item>
              <text:list>
                <text:list-item>
                  <text:p text:style-name="P17"><text:span text:style-name="T7">Install the type definations for facebook<text:line-break/> </text:span><text:span text:style-name="T6">npm install --save @types/facebook-js-sdk</text:span></text:p>
                </text:list-item>
                <text:list-item>
                  <text:p text:style-name="P19">Create a secrets.ts file for your app-id</text:p>
                </text:list-item>
                <text:list-item>
                  <text:p text:style-name="P19">In your tsconfig.json file</text:p>
                  <text:p text:style-name="P19"><text:s/>"types":[</text:p>
                  <text:p text:style-name="P19"><text:s text:c="8"/>"node", <text:s/>"facebook-js-sdk",</text:p>
                  <text:p text:style-name="P19"><text:s text:c="2"/>],</text:p>
                </text:list-item>
                <text:list-item>
                  <text:p text:style-name="P11"><text:span text:style-name="T7">Then create a </text:span><text:s/>getFBSDK.ts <text:span text:style-name="T7">file</text:span></text:p>
                  <text:p text:style-name="P19">in this file type in</text:p>
                </text:list-item>
              </text:list>
            </text:list-item>
          </text:list>
        </text:list-item>
      </text:list>
      <text:p text:style-name="P2"><text:tab/>import secrets from './Secrets';</text:p>
      <text:p text:style-name="P2"/>
      <text:p text:style-name="P2"><text:tab/>(&lt;any&gt;window).fbAsyncInit = ()=&gt; {</text:p>
      <text:p text:style-name="P2"><text:s text:c="4"/><text:tab/>FB.init({</text:p>
      <text:p text:style-name="P2"><text:s text:c="6"/><text:tab/>appId: secrets.facebookAppId,</text:p>
      <text:p text:style-name="P2"><text:s text:c="6"/><text:tab/>//autoLogAppEvents : true,</text:p>
      <text:p text:style-name="P2"><text:s text:c="6"/><text:tab/>cookie: true,</text:p>
      <text:p text:style-name="P2"><text:s text:c="4"/><text:tab/> <text:s/>xfbml: true,</text:p>
      <text:p text:style-name="P2"><text:s text:c="5"/><text:tab/> version: 'v2.9'</text:p>
      <text:p text:style-name="P2"><text:s/><text:tab/> <text:s text:c="2"/>});</text:p>
      <text:p text:style-name="P2"><text:s/><text:tab/> <text:s text:c="2"/>FB.AppEvents.logPageView();</text:p>
      <text:p text:style-name="P2"><text:tab/>};</text:p>
      <text:p text:style-name="P2"/>
      <text:p text:style-name="P2"><text:tab/>(function(d, s, id){</text:p>
      <text:p text:style-name="P2"><text:s text:c="4"/><text:tab/>let js, fjs = d.getElementsByTagName(s)[0];</text:p>
      <text:p text:style-name="P2"><text:s text:c="3"/><text:tab/> if (d.getElementById(id)) {return;}</text:p>
      <text:p text:style-name="P2"><text:s text:c="4"/><text:tab/>js = d.createElement(s); js.id = id;</text:p>
      <text:p text:style-name="P2"><text:s text:c="4"/><text:tab/>js.src = 'https://connect.facebook.net/en_US/sdk.js';</text:p>
      <text:p text:style-name="P2"><text:s text:c="4"/><text:tab/>fjs.parentNode.insertBefore(js, fjs);</text:p>
      <text:p text:style-name="P2"><text:tab/>}(document, 'script', 'facebook-jssdk'));</text:p>
      <text:p text:style-name="P2"/>
      <text:p text:style-name="P2"><text:tab/>5. Add in the button</text:p>
      <text:p text:style-name="P2"><text:tab/> <text:s text:c="2"/>to your facebook component.html file </text:p>
      <text:p text:style-name="P2"><text:tab/><text:tab/></text:p>
      <text:p text:style-name="P2"><text:tab/><text:tab/>&lt;button type="button" (click)="onLoginClick();"&gt;Facebook login&lt;/button&gt;</text:p>
      <text:p text:style-name="P2"/>
      <text:p text:style-name="P2"><text:tab/><text:tab/>&lt;button type="button" (click)="onLogoutClick();"&gt;Logout&lt;/button&gt;</text:p>
      <text:p text:style-name="P2"/>
      <text:list xml:id="list1304058939302372014" text:style-name="L8">
        <text:list-item>
          <text:list>
            <text:list-item>
              <text:list>
                <text:list-item>
                  <text:p text:style-name="P20">Configure your facebook-login component</text:p>
                </text:list-item>
              </text:list>
            </text:list-item>
          </text:list>
        </text:list-item>
      </text:list>
      <text:p text:style-name="P2"/>
      <text:p text:style-name="P1">11.Google Login</text:p>
      <text:p text:style-name="P1"/>
      <text:list xml:id="list4044030504271485812" text:style-name="L12">
        <text:list-item>
          <text:list>
            <text:list-item>
              <text:list>
                <text:list-item>
                  <text:p text:style-name="P13"><text:span text:style-name="T7">In the tsconfig file place in the types</text:span></text:p>
                  <text:p text:style-name="P13"><text:span text:style-name="T7"><text:s/>"types":[</text:span></text:p>
                  <text:p text:style-name="P13"><text:span text:style-name="T7"><text:s text:c="8"/>"node", "gapi", "gapi.auth2"</text:span></text:p>
                  <text:p text:style-name="P13"><text:span text:style-name="T7"><text:s text:c="6"/>]</text:span></text:p>
                </text:list-item>
                <text:list-item>
                  <text:p text:style-name="P13"><text:span text:style-name="T7">Load in the google script file in the index.html </text:span></text:p>
                  <text:p text:style-name="P13"><text:span text:style-name="T7">&lt;script src="https://apis.google.com/js/platform.js" async defer&gt;&lt;/script&gt; </text:span></text:p>
                </text:list-item>
                <text:list-item>
                  <text:p text:style-name="P13"><text:span text:style-name="T7">in the component html file </text:span></text:p>
                  <text:p text:style-name="P13"><text:span text:style-name="T7">&lt;div id="googleBtn" class="g-signin2" data-theme="dark"&gt;&lt;/div&gt;</text:span></text:p>
                  <text:p text:style-name="P13"><text:span text:style-name="T7">&lt;button type="button" (click)="signOut();"&gt;Sign Out&lt;/button&gt;</text:span></text:p>
                </text:list-item>
                <text:list-item>
                  <text:p text:style-name="P13"><text:soft-page-break/><text:span text:style-name="T7">in the component .ts file </text:span></text:p>
                </text:list-item>
              </text:list>
            </text:list-item>
          </text:list>
        </text:list-item>
      </text:list>
      <text:p text:style-name="P1"/>
      <text:p text:style-name="P2">public auth2: any;</text:p>
      <text:p text:style-name="P2"><text:s text:c="2"/>public googleInit() {</text:p>
      <text:p text:style-name="P2"><text:s text:c="4"/>gapi.load('auth2', () =&gt; {</text:p>
      <text:p text:style-name="P2"><text:s text:c="6"/>this.auth2 = gapi.auth2.init({</text:p>
      <text:p text:style-name="P2"><text:s text:c="8"/>client_id: secrets.googleAppId + '.apps.googleusercontent.com',</text:p>
      <text:p text:style-name="P2"><text:s text:c="8"/>cookiepolicy: 'single_host_origin',</text:p>
      <text:p text:style-name="P2"><text:s text:c="8"/>scope: 'profile email',</text:p>
      <text:p text:style-name="P2"><text:s text:c="6"/>});</text:p>
      <text:p text:style-name="P2"><text:s text:c="6"/>this.attachSignin(document.getElementById('googleBtn'));</text:p>
      <text:p text:style-name="P2"><text:s text:c="4"/>});</text:p>
      <text:p text:style-name="P2"><text:s text:c="2"/>}</text:p>
      <text:p text:style-name="P2"><text:s text:c="2"/>public attachSignin(element) {</text:p>
      <text:p text:style-name="P2"><text:s text:c="4"/>this.auth2.attachClickHandler(element, {},</text:p>
      <text:p text:style-name="P2"><text:s text:c="6"/>(googleUser) =&gt; {</text:p>
      <text:p text:style-name="P2"><text:s text:c="6"/><text:tab/>this.router.navigate(['./retail'])</text:p>
      <text:p text:style-name="P2"><text:s text:c="8"/>let profile = googleUser.getBasicProfile();</text:p>
      <text:p text:style-name="P2"><text:s text:c="8"/>console.log('Token || ' + googleUser.getAuthResponse().id_token);</text:p>
      <text:p text:style-name="P2"><text:s text:c="8"/>console.log('ID: ' + profile.getId());</text:p>
      <text:p text:style-name="P2"><text:s text:c="8"/>console.log('Name: ' + profile.getName());</text:p>
      <text:p text:style-name="P2"><text:s text:c="8"/>console.log('Image URL: ' + profile.getImageUrl());</text:p>
      <text:p text:style-name="P2"><text:s text:c="8"/>console.log('Email: ' + profile.getEmail());</text:p>
      <text:p text:style-name="P2"><text:s text:c="6"/>}, (error) =&gt; {</text:p>
      <text:p text:style-name="P2"><text:s text:c="8"/>alert(JSON.stringify(error, undefined, 2));</text:p>
      <text:p text:style-name="P2"><text:s text:c="6"/>});</text:p>
      <text:p text:style-name="P2"><text:s text:c="2"/>}</text:p>
      <text:p text:style-name="P2"><text:tab/>ngAfterViewInit(){</text:p>
      <text:p text:style-name="P2"><text:tab/> <text:s text:c="5"/>this.googleInit();</text:p>
      <text:p text:style-name="P2"/>
      <text:p text:style-name="P2"><text:tab/>}</text:p>
      <text:p text:style-name="P2"/>
      <text:p text:style-name="P2"><text:tab/>public signOut(){</text:p>
      <text:p text:style-name="P2"><text:tab/><text:tab/>gapi.auth2.getAuthInstance().disconnect();</text:p>
      <text:p text:style-name="P2"><text:tab/><text:tab/>console.log('user disconnected');</text:p>
      <text:p text:style-name="P2"/>
      <text:p text:style-name="P2"><text:tab/>}</text:p>
      <text:p text:style-name="P24"/>
      <text:p text:style-name="P2"/>
      <text:p text:style-name="P1">Setting up the routes for Google login</text:p>
      <text:p text:style-name="P1"/>
      <text:list xml:id="list8161091561897713013" text:style-name="L13">
        <text:list-item>
          <text:p text:style-name="P14"><text:span text:style-name="T7">Modify the facebook-login.component.ts file</text:span></text:p>
        </text:list-item>
      </text:list>
      <text:p text:style-name="P1"><text:s/>const params = new HttpParams()</text:p>
      <text:p text:style-name="P1"><text:s text:c="8"/>.set('google', googleUser.authResponse.accessToken);</text:p>
      <text:p text:style-name="P1"/>
      <text:p text:style-name="P1"><text:s text:c="8"/>this.http.post('http://localhost:3000/register/oauthAuthenticate', params, {</text:p>
      <text:p text:style-name="P1"><text:s text:c="10"/>headers: new HttpHeaders({</text:p>
      <text:p text:style-name="P1"><text:s text:c="10"/>'Content-Type': 'application/x-www-form-urlencoded'})}).subscribe(data=&gt;{console.log(data)}, err=&gt;console.log(err));</text:p>
      <text:p text:style-name="P24"><text:tab/></text:p>
      <text:p text:style-name="P2"><text:tab/><text:tab/></text:p>
      <text:p text:style-name="P1">ALL ABOUT O-AUTH</text:p>
      <text:p text:style-name="P1"><text:soft-page-break/></text:p>
      <text:list xml:id="list7313599968459484264" text:style-name="L9">
        <text:list-item>
          <text:p text:style-name="P12">The user <text:span text:style-name="T7"><text:s/>-- the person giving access to some portion of their account.</text:span></text:p>
        </text:list-item>
        <text:list-item>
          <text:p text:style-name="P12">The API –<text:span text:style-name="T7"> resource server that contains the user's information, and is being accessed by a third party API, the API or resource server needs to be able to accept and validate access tokens and grant the request to the user</text:span></text:p>
        </text:list-item>
        <text:list-item>
          <text:p text:style-name="P12">The Authorization Server – <text:span text:style-name="T7">what the user interacts with when an application is requesting access to their account. This is the serve that displays the Oauth Promt</text:span></text:p>
        </text:list-item>
        <text:list-item>
          <text:p text:style-name="P12">The Client <text:span text:style-name="T7"><text:s/>-- is the app that is attempting to access the user's resources, the client directs the user to the authroization server </text:span><text:tab/></text:p>
        </text:list-item>
        <text:list-item>
          <text:p text:style-name="P12">Confidential Clients – <text:span text:style-name="T7">users that can maintain their confidentiality of their client secret</text:span></text:p>
        </text:list-item>
        <text:list-item>
          <text:p text:style-name="P12">Public Clients – <text:span text:style-name="T7">mobile apps and javascript apps are considered public clients since anyone can view the source code </text:span></text:p>
        </text:list-item>
        <text:list-item>
          <text:p text:style-name="P12">Access Token – <text:span text:style-name="T7">is the string used when making authenticated requests to the API</text:span></text:p>
        </text:list-item>
        <text:list-item>
          <text:p text:style-name="P12">Refresh Token -- </text:p>
        </text:list-item>
        <text:list-item>
          <text:p text:style-name="P12">Authorization Code – <text:span text:style-name="T7">server-side app flow, authorization code is returned to client</text:span></text:p>
        </text:list-item>
      </text:list>
      <text:p text:style-name="P2"/>
      <text:p text:style-name="P2"><text:tab/>The redirect URLs are where the Oauth 2.0 service will return the user after they have authroized the application. </text:p>
      <text:p text:style-name="P2"><text:tab/>Client ID is considered public information</text:p>
      <text:p text:style-name="P2"><text:tab/>Client Secret must be kept SECRET</text:p>
      <text:p text:style-name="P2"><text:tab/>a redirect URL must be an https endpoint to prevent tokens from being intercepted during the authorization process </text:p>
      <text:p text:style-name="P2"><text:tab/>use the "state" parameter instead of registering multiple redirect URLS</text:p>
      <text:p text:style-name="P2"/>
      <text:p text:style-name="P2">authorization code goes to the api server and is used to requeset a token, and an access token is then given to client</text:p>
      <text:p text:style-name="P2">state parameter is used to customize a request</text:p>
      <text:p text:style-name="P2"/>
      <text:p text:style-name="P2">authroization grant parameters:</text:p>
      <text:list xml:id="list1872012988137033257" text:style-name="L10">
        <text:list-item>
          <text:p text:style-name="P21">client_id – identifies your app</text:p>
        </text:list-item>
        <text:list-item>
          <text:p text:style-name="P21">response_type</text:p>
        </text:list-item>
        <text:list-item>
          <text:p text:style-name="P21">redirect_uri – once authorization is complete the user is redirected </text:p>
        </text:list-item>
        <text:list-item>
          <text:p text:style-name="P21">set the state and check the state to ensure against CSRF attacks</text:p>
        </text:list-item>
        <text:list-item>
          <text:p text:style-name="P21">exchange the authroization code for an access token</text:p>
          <text:list>
            <text:list-item>
              <text:p text:style-name="P21">make a post request</text:p>
            </text:list-item>
            <text:list-item>
              <text:p text:style-name="P21">grant_type – set to authorization_code</text:p>
            </text:list-item>
            <text:list-item>
              <text:p text:style-name="P21">code</text:p>
            </text:list-item>
            <text:list-item>
              <text:p text:style-name="P21">redirect_uri</text:p>
            </text:list-item>
            <text:list-item>
              <text:p text:style-name="P21">client authentication </text:p>
              <text:p text:style-name="P21"/>
            </text:list-item>
          </text:list>
        </text:list-item>
      </text:list>
      <text:list xml:id="list7666150067204748221" text:style-name="L11">
        <text:list-item>
          <text:list>
            <text:list-item>
              <text:p text:style-name="P23">uses a method where the client secret is not used.</text:p>
            </text:list-item>
          </text:list>
        </text:list-item>
      </text:list>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Menlo, Monaco, Courier, monospace"/>
    <style:font-face style:name="Droid Sans Mono" svg:font-family="'Droid Sans Mono', monospace"/>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2H26M34S</meta:editing-duration>
    <meta:editing-cycles>51</meta:editing-cycles>
    <meta:generator>OpenOffice/4.1.5$Win32 OpenOffice.org_project/415m1$Build-9789</meta:generator>
    <dc:date>2018-03-17T15:37:38.28</dc:date>
    <meta:document-statistic meta:table-count="0" meta:image-count="0" meta:object-count="0" meta:page-count="5" meta:paragraph-count="182" meta:word-count="1159" meta:character-count="8378"/>
    <meta:user-defined meta:name="Info 1"/>
    <meta:user-defined meta:name="Info 2"/>
    <meta:user-defined meta:name="Info 3"/>
    <meta:user-defined meta:name="Info 4"/>
  </office:meta>
</office:document-meta>
</file>